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planeta</text:p>
          </table:table-cell>
          <table:table-cell table:style-name="Default" office:value-type="string" calcext:value-type="string">
            <text:p>label planeta</text:p>
          </table:table-cell>
          <table:table-cell table:style-name="Default" office:value-type="string" calcext:value-type="string">
            <text:p>càmera</text:p>
          </table:table-cell>
          <table:table-cell table:style-name="Default" office:value-type="string" calcext:value-type="string">
            <text:p>càmera oberta</text:p>
          </table:table-cell>
          <table:table-cell table:style-name="Default" office:value-type="string" calcext:value-type="string">
            <text:p>label càmera</text:p>
          </table:table-cell>
          <table:table-cell table:style-name="Default" office:value-type="string" calcext:value-type="string">
            <text:p>zoom</text:p>
          </table:table-cell>
          <table:table-cell table:style-name="Default" office:value-type="string" calcext:value-type="string">
            <text:p>label zoom</text:p>
          </table:table-cell>
          <table:table-cell table:style-name="Default" office:value-type="string" calcext:value-type="string">
            <text:p>aterratge</text:p>
          </table:table-cell>
          <table:table-cell table:style-name="Default" office:value-type="string" calcext:value-type="string">
            <text:p>label aterratge</text:p>
          </table:table-cell>
          <table:table-cell table:style-name="Default" office:value-type="string" calcext:value-type="string">
            <text:p>log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fadeI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lay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oveBy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elay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fadeOut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style-name="Default" office:value-type="string" calcext:value-type="string">
            <text:p>delay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string" calcext:value-type="string">
            <text:p>fadeOut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office:value-type="string" calcext:value-type="string">
            <text:p>delay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office:value-type="string" calcext:value-type="string">
            <text:p>fadeOut</text:p>
          </table:table-cell>
          <table:table-cell table:style-name="Default" office:value-type="string" calcext:value-type="string">
            <text:p>fadeIn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office:value-type="string" calcext:value-type="string">
            <text:p>moveBy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 office:value-type="string" calcext:value-type="string">
            <text:p>delay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delay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 office:value-type="string" calcext:value-type="string">
            <text:p>fadeOu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 office:value-type="string" calcext:value-type="string">
            <text:p>fadeou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fadeIn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delay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style-name="Default" office:value-type="string" calcext:value-type="string">
            <text:p>dela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table:style-name="Default" office:value-type="string" calcext:value-type="string">
            <text:p>fadeOu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fadeOu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  <table:table-cell table:number-columns-repeated="2" table:style-name="Default" office:value-type="string" calcext:value-type="string">
            <text:p>fadeI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/>
          <table:table-cell table:number-columns-repeated="2" table:style-name="Default" office:value-type="string" calcext:value-type="string">
            <text:p>delay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"/>
          <table:table-cell table:style-name="Default" office:value-type="string" calcext:value-type="string">
            <text:p>move</text:p>
          </table:table-cell>
          <table:table-cell table:style-name="Default" office:value-type="string" calcext:value-type="string">
            <text:p>fadeOut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/>
          <table:table-cell table:style-name="Default" office:value-type="string" calcext:value-type="string">
            <text:p>fadeI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 office:value-type="string" calcext:value-type="string">
            <text:p>delay</text:p>
          </table:table-cell>
          <table:table-cell/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"/>
          <table:table-cell table:style-name="Default"/>
          <table:table-cell/>
          <table:table-cell table:style-name="Default" office:value-type="string" calcext:value-type="string">
            <text:p>dela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  <table:table-cell table:style-name="Default" office:value-type="string" calcext:value-type="string">
            <text:p>fadeout</text:p>
          </table:table-cell>
          <table:table-cell/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  <table:table-cell table:style-name="Default" office:value-type="string" calcext:value-type="string">
            <text:p>transi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9"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7:04:36.626221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6-01-17T16:08:41.997622387</meta:creation-date>
    <dc:date>2016-01-17T17:36:41.787189474</dc:date>
    <dc:creator>Xavier Rubio-Campillo</dc:creator>
    <meta:editing-duration>PT43M14S</meta:editing-duration>
    <meta:editing-cycles>17</meta:editing-cycles>
    <meta:generator>LibreOffice/4.4.3.2$Linux_X86_64 LibreOffice_project/40m0$Build-2</meta:generator>
    <meta:document-statistic meta:table-count="1" meta:cell-count="107" meta:object-count="0"/>
  </office:meta>
</office:document-meta>
</file>